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5.879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au4" style:family="table">
      <style:table-properties style:width="4.667cm" fo:margin-left="3.38cm" fo:margin-right="2.916cm" table:align="margins"/>
    </style:style>
    <style:style style:name="Tableau4.A" style:family="table-column">
      <style:table-column-properties style:column-width="4.667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T3" style:family="text">
      <style:text-properties style:font-name="DejaVu Serif" style:text-underline-style="none"/>
    </style:style>
    <style:style style:name="T4" style:family="text">
      <style:text-properties style:font-name="DejaVu Serif" fo:font-size="10pt" style:text-underline-style="none" style:font-size-asian="10pt" style:font-size-complex="10pt"/>
    </style:style>
    <style:style style:name="T5" style:family="text">
      <style:text-properties style:font-name="DejaVu Serif" fo:font-style="itali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Retour exemplair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3">Numéro lecteur : <text:span text:style-name="T1">14</text:span>*</text:p>
            <text:p text:style-name="P3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Rechercher</text:p>
                </table:table-cell>
              </table:table-row>
            </table:table>
            <text:p text:style-name="P5"/>
            <text:p text:style-name="P5">---------------------------------------------------</text:p>
            <text:p text:style-name="P2"/>
            <text:p text:style-name="P7"><text:span text:style-name="T4">Numéro ISBN : </text:span><text:span text:style-name="T2">2-266-11156</text:span><text:span text:style-name="T4">*</text:span></text:p>
            <text:p text:style-name="P7"><text:span text:style-name="T4"/></text:p>
            <text:p text:style-name="P6"><text:span text:style-name="T3">Numéro exemplaire : </text:span><text:span text:style-name="T5">4</text:span><text:span text:style-name="T3">*</text:span></text:p>
            <text:p text:style-name="P3"/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">Valider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15:27:09</dc:date>
    <meta:editing-cycles>48</meta:editing-cycles>
    <meta:editing-duration>PT1H33M4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" meta:word-count="15" meta:character-count="153"/>
  </office:meta>
</office:document-meta>
</file>